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-linejoin="bevel" svg:stroke-linecap="round" draw:fill="solid" draw:fill-color="#f9e630" draw:opacity="100%" draw:opacity-name="Transparency_20_2" draw:fill-image-width="0cm" draw:fill-image-height="0cm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713cm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xure Handwriting'" style:font-style-name="Italic" style:font-family-generic="swiss" style:font-pitch="variable" fo:font-size="88pt" fo:font-weight="normal" style:font-size-asian="88pt" style:font-weight-asian="bold" style:font-size-complex="88pt" style:font-weight-complex="bold"/>
    </style:style>
    <style:style style:name="T1" style:family="text">
      <style:text-properties fo:font-family="'Axure Handwriting'" style:font-style-name="Italic" style:font-family-generic="swiss" style:font-pitch="variable" fo:font-size="88pt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rect draw:style-name="gr1" draw:text-style-name="P1" draw:layer="layout" svg:width="33.867cm" svg:height="9.878cm" svg:x="0cm" svg:y="0cm">
          <text:p/>
        </draw:rect>
        <draw:frame draw:style-name="gr2" draw:layer="layout" svg:width="13.2cm" svg:height="0.963cm" svg:x="10.8cm" svg:y="3.2cm">
          <draw:text-box>
            <text:p/>
          </draw:text-box>
        </draw:frame>
        <draw:frame draw:style-name="gr3" draw:text-style-name="P2" draw:layer="layout" svg:width="33.867cm" svg:height="3.769cm" svg:x="0cm" svg:y="2.9cm">
          <draw:text-box>
            <text:p text:style-name="P2"><text:span text:style-name="T1">USM Volley Bal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Yellow_20_Gradient_20_1" draw:display-name="Yellow Gradient 1" draw:style="linear" draw:start-color="#ffff66" draw:end-color="#ffffcc" draw:start-intensity="100%" draw:end-intensity="100%" draw:angle="0" draw:border="0%"/>
    <draw:opacity draw:name="Transparency_20_1" draw:display-name="Transparency 1" draw:style="radial" draw:cx="50%" draw:cy="50%" draw:start="100%" draw:end="0%" draw:border="0%"/>
    <draw:opacity draw:name="Transparency_20_2" draw:display-name="Transparency 2" draw:style="linear" draw:start="100%" draw:end="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33cm" fo:text-indent="0cm"/>
      <style:text-properties style:use-window-font-color="true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187cm" fo:text-indent="0cm"/>
      <style:text-properties fo:font-size="13.199999809265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14cm" fo:text-indent="0cm"/>
      <style:text-properties fo:font-size="11.3000001907349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093cm" fo:text-indent="0cm"/>
      <style:text-properties fo:font-size="9.3999996185302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46cm" fo:text-indent="0cm"/>
      <style:text-properties fo:font-size="9.3999996185302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46cm" fo:text-indent="0cm"/>
      <style:text-properties fo:font-size="9.3999996185302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46cm" fo:text-indent="0cm"/>
      <style:text-properties fo:font-size="9.3999996185302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46cm" fo:text-indent="0cm"/>
      <style:text-properties fo:font-size="9.3999996185302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46cm" fo:text-indent="0cm"/>
      <style:text-properties fo:font-size="9.3999996185302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0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9.8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2.624cm" svg:x="1cm" svg:y="4.96cm"/>
      <draw:page-thumbnail draw:layer="backgroundobjects" svg:width="8.999cm" svg:height="2.624cm" svg:x="1cm" svg:y="13.536cm"/>
      <draw:page-thumbnail draw:layer="backgroundobjects" svg:width="8.999cm" svg:height="2.624cm" svg:x="1cm" svg:y="22.112cm"/>
      <draw:page-thumbnail draw:layer="backgroundobjects" svg:width="8.999cm" svg:height="2.624cm" svg:x="11cm" svg:y="4.96cm"/>
      <draw:page-thumbnail draw:layer="backgroundobjects" svg:width="8.999cm" svg:height="2.624cm" svg:x="11cm" svg:y="13.536cm"/>
      <draw:page-thumbnail draw:layer="backgroundobjects" svg:width="8.999cm" svg:height="2.624cm" svg:x="11cm" svg:y="22.112cm"/>
    </style:handout-master>
    <style:master-page style:name="Standard" style:page-layout-name="PM1" draw:style-name="Mdp1">
      <draw:frame presentation:style-name="Standard-title" draw:layer="backgroundobjects" svg:width="30.479cm" svg:height="1.65cm" svg:x="1.693cm" svg:y="0.393cm" presentation:class="title" presentation:placeholder="true">
        <draw:text-box/>
      </draw:frame>
      <draw:frame presentation:style-name="Standard-outline1" draw:layer="backgroundobjects" svg:width="30.479cm" svg:height="6.519cm" svg:x="1.693cm" svg:y="2.311cm" presentation:class="outline" presentation:placeholder="true">
        <draw:text-box/>
      </draw:frame>
      <draw:frame presentation:style-name="Mpr1" draw:text-style-name="MP1" draw:layer="backgroundobjects" svg:width="7.889cm" svg:height="0.682cm" svg:x="1.693cm" svg:y="8.9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0.734cm" svg:height="0.682cm" svg:x="11.582cm" svg:y="8.9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7.889cm" svg:height="0.682cm" svg:x="24.282cm" svg:y="8.998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5-29T11:34:53.61</meta:creation-date>
    <meta:editing-duration>PT10M23S</meta:editing-duration>
    <meta:editing-cycles>2</meta:editing-cycles>
    <dc:date>2019-05-29T11:45:12.18</dc:date>
    <meta:document-statistic meta:object-count="26"/>
    <meta:generator>OpenOffice/4.1.5$Win32 OpenOffice.org_project/415m1$Build-9789</meta:generator>
  </office:meta>
</office:document-meta>
</file>